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173c93"/>
    </style:style>
    <style:style style:name="P2" style:family="paragraph" style:parent-style-name="Footnote">
      <style:text-properties fo:language="en" fo:country="GB"/>
    </style:style>
    <style:style style:name="P3" style:family="paragraph" style:parent-style-name="Footnote">
      <style:text-properties fo:language="en" fo:country="GB" officeooo:rsid="00598a2b" officeooo:paragraph-rsid="00598a2b"/>
    </style:style>
    <style:style style:name="P4" style:family="paragraph" style:parent-style-name="Footnote">
      <style:text-properties fo:language="en" fo:country="GB" officeooo:rsid="0057c434" officeooo:paragraph-rsid="0057c434"/>
    </style:style>
    <style:style style:name="P5" style:family="paragraph" style:parent-style-name="Footnote">
      <style:text-properties fo:language="en" fo:country="GB" officeooo:paragraph-rsid="004a4937"/>
    </style:style>
    <style:style style:name="P6" style:family="paragraph" style:parent-style-name="Footnote">
      <style:text-properties fo:language="en" fo:country="GB" officeooo:rsid="006237f2" officeooo:paragraph-rsid="006237f2"/>
    </style:style>
    <style:style style:name="P7" style:family="paragraph" style:parent-style-name="Footnote">
      <style:text-properties fo:language="en" fo:country="GB" officeooo:rsid="00e14b54" officeooo:paragraph-rsid="00e14b54"/>
    </style:style>
    <style:style style:name="P8" style:family="paragraph" style:parent-style-name="Footnote">
      <style:text-properties fo:language="en" fo:country="GB" officeooo:rsid="002e9708" officeooo:paragraph-rsid="00c97b41"/>
    </style:style>
    <style:style style:name="P9" style:family="paragraph" style:parent-style-name="Footnote">
      <style:text-properties fo:language="en" fo:country="GB" officeooo:rsid="00c9bc9b" officeooo:paragraph-rsid="00c9bc9b"/>
    </style:style>
    <style:style style:name="P10" style:family="paragraph" style:parent-style-name="Footnote">
      <style:text-properties fo:language="en" fo:country="GB" officeooo:rsid="00c23937" officeooo:paragraph-rsid="00c23937"/>
    </style:style>
    <style:style style:name="P11" style:family="paragraph" style:parent-style-name="Footnote">
      <style:text-properties fo:color="#000000" fo:language="en" fo:country="GB"/>
    </style:style>
    <style:style style:name="P12" style:family="paragraph" style:parent-style-name="Footnote">
      <style:text-properties style:font-name="Times New Roman" fo:font-size="10pt" fo:language="en" fo:country="GB" style:font-size-asian="10pt" style:font-size-complex="10pt"/>
    </style:style>
    <style:style style:name="P13" style:family="paragraph" style:parent-style-name="Footnote">
      <style:text-properties fo:font-size="10pt" fo:language="en" fo:country="GB" style:font-size-asian="10pt" style:font-size-complex="10pt"/>
    </style:style>
    <style:style style:name="P14" style:family="paragraph" style:parent-style-name="Standard">
      <style:paragraph-properties fo:line-height="200%"/>
      <style:text-properties fo:language="en" fo:country="GB" officeooo:rsid="00ad9a43" officeooo:paragraph-rsid="00173c93"/>
    </style:style>
    <style:style style:name="P15" style:family="paragraph" style:parent-style-name="Standard">
      <style:paragraph-properties fo:line-height="200%"/>
      <style:text-properties fo:language="en" fo:country="GB" officeooo:rsid="0026933d" officeooo:paragraph-rsid="00173c93"/>
    </style:style>
    <style:style style:name="P16" style:family="paragraph" style:parent-style-name="Standard">
      <style:paragraph-properties fo:line-height="200%"/>
      <style:text-properties fo:language="en" fo:country="GB" officeooo:rsid="00d24682" officeooo:paragraph-rsid="00173c93"/>
    </style:style>
    <style:style style:name="P17" style:family="paragraph" style:parent-style-name="Standard">
      <style:paragraph-properties fo:line-height="200%"/>
      <style:text-properties fo:language="en" fo:country="GB" officeooo:rsid="002f9ed5" officeooo:paragraph-rsid="00173c93"/>
    </style:style>
    <style:style style:name="P18" style:family="paragraph" style:parent-style-name="Standard">
      <style:paragraph-properties fo:line-height="200%"/>
      <style:text-properties fo:language="en" fo:country="GB" officeooo:rsid="0032cc17" officeooo:paragraph-rsid="00173c93"/>
    </style:style>
    <style:style style:name="P19" style:family="paragraph" style:parent-style-name="Standard">
      <style:paragraph-properties fo:line-height="200%"/>
      <style:text-properties fo:language="en" fo:country="GB" officeooo:rsid="00c320c5" officeooo:paragraph-rsid="00173c93"/>
    </style:style>
    <style:style style:name="P20" style:family="paragraph" style:parent-style-name="Standard">
      <style:paragraph-properties fo:line-height="200%"/>
      <style:text-properties fo:language="en" fo:country="GB" officeooo:rsid="00b89031" officeooo:paragraph-rsid="00173c93"/>
    </style:style>
    <style:style style:name="P21" style:family="paragraph" style:parent-style-name="Text_20_body">
      <style:text-properties officeooo:rsid="00173c93"/>
    </style:style>
    <style:style style:name="P22" style:family="paragraph" style:parent-style-name="Standard">
      <style:paragraph-properties fo:line-height="200%"/>
      <style:text-properties fo:language="en" fo:country="GB" fo:font-style="normal" officeooo:rsid="00ba61fc" officeooo:paragraph-rsid="00173c93" style:font-style-asian="normal" style:font-style-complex="normal"/>
    </style:style>
    <style:style style:name="P23" style:family="paragraph" style:parent-style-name="Standard">
      <style:paragraph-properties fo:line-height="200%"/>
      <style:text-properties fo:language="en" fo:country="GB" fo:font-style="normal" officeooo:rsid="0026933d" officeooo:paragraph-rsid="001874d6" style:font-style-asian="normal" style:font-style-complex="normal"/>
    </style:style>
    <style:style style:name="P24" style:family="paragraph" style:parent-style-name="Standard">
      <style:paragraph-properties fo:line-height="200%"/>
      <style:text-properties fo:language="en" fo:country="GB" officeooo:rsid="0026933d" officeooo:paragraph-rsid="001874d6"/>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T1" style:family="text">
      <style:text-properties fo:font-style="normal" officeooo:rsid="00b68e77" style:font-style-asian="normal" style:font-style-complex="normal"/>
    </style:style>
    <style:style style:name="T2" style:family="text">
      <style:text-properties fo:font-style="normal" officeooo:rsid="00bf6476" style:font-style-asian="normal" style:font-style-complex="normal"/>
    </style:style>
    <style:style style:name="T3" style:family="text">
      <style:text-properties fo:font-style="normal" officeooo:rsid="00b94a6f" style:font-style-asian="normal" style:font-style-complex="normal"/>
    </style:style>
    <style:style style:name="T4" style:family="text">
      <style:text-properties fo:font-style="normal" officeooo:rsid="00cd134a" style:font-style-asian="normal" style:font-style-complex="normal"/>
    </style:style>
    <style:style style:name="T5" style:family="text">
      <style:text-properties fo:font-style="normal" officeooo:rsid="00b9e4eb" style:font-style-asian="normal" style:font-style-complex="normal"/>
    </style:style>
    <style:style style:name="T6" style:family="text">
      <style:text-properties fo:font-style="normal" officeooo:rsid="00ba61fc" style:font-style-asian="normal" style:font-style-complex="normal"/>
    </style:style>
    <style:style style:name="T7" style:family="text">
      <style:text-properties fo:font-style="normal" officeooo:rsid="00bbcfe2" style:font-style-asian="normal" style:font-style-complex="normal"/>
    </style:style>
    <style:style style:name="T8" style:family="text">
      <style:text-properties fo:font-style="normal" officeooo:rsid="00bd3f78" style:font-style-asian="normal" style:font-style-complex="normal"/>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normal" style:font-style-asian="normal"/>
    </style:style>
    <style:style style:name="T13" style:family="text">
      <style:text-properties fo:color="#000000" fo:font-style="normal" officeooo:rsid="00df3aa5" style:font-style-asian="normal"/>
    </style:style>
    <style:style style:name="T14" style:family="text">
      <style:text-properties fo:color="#000000" fo:font-style="normal" officeooo:rsid="00d309e5" style:font-style-asian="normal"/>
    </style:style>
    <style:style style:name="T15" style:family="text">
      <style:text-properties fo:color="#000000" fo:font-style="normal" officeooo:rsid="00e0f5a9" style:font-style-asian="normal"/>
    </style:style>
    <style:style style:name="T16" style:family="text">
      <style:text-properties fo:color="#000000" fo:font-style="normal" officeooo:rsid="005c311c" style:font-style-asian="normal"/>
    </style:style>
    <style:style style:name="T17" style:family="text">
      <style:text-properties fo:color="#000000" fo:font-style="normal" style:font-style-asian="normal" style:font-style-complex="normal"/>
    </style:style>
    <style:style style:name="T18" style:family="text">
      <style:text-properties fo:color="#000000" fo:font-style="normal" officeooo:rsid="0032cc17" style:font-style-asian="normal" style:font-style-complex="normal"/>
    </style:style>
    <style:style style:name="T19" style:family="text">
      <style:text-properties fo:color="#000000" fo:font-style="normal" officeooo:rsid="00b102f8" style:font-style-asian="normal"/>
    </style:style>
    <style:style style:name="T20" style:family="text">
      <style:text-properties fo:color="#000000" fo:font-style="normal" officeooo:rsid="00b20ba9" style:font-style-asian="normal"/>
    </style:style>
    <style:style style:name="T21" style:family="text">
      <style:text-properties fo:color="#000000" officeooo:rsid="004a4937"/>
    </style:style>
    <style:style style:name="T22" style:family="text">
      <style:text-properties fo:color="#000000" officeooo:rsid="0032cc17"/>
    </style:style>
    <style:style style:name="T23" style:family="text">
      <style:text-properties fo:color="#000000" officeooo:rsid="005c311c"/>
    </style:style>
    <style:style style:name="T24" style:family="text">
      <style:text-properties fo:color="#000000" officeooo:rsid="00c797de"/>
    </style:style>
    <style:style style:name="T25" style:family="text">
      <style:text-properties officeooo:rsid="00917443"/>
    </style:style>
    <style:style style:name="T26" style:family="text">
      <style:text-properties officeooo:rsid="002f9ed5"/>
    </style:style>
    <style:style style:name="T27" style:family="text">
      <style:text-properties officeooo:rsid="005346fe"/>
    </style:style>
    <style:style style:name="T28" style:family="text">
      <style:text-properties officeooo:rsid="00d6621d"/>
    </style:style>
    <style:style style:name="T29" style:family="text">
      <style:text-properties officeooo:rsid="00d4db4a"/>
    </style:style>
    <style:style style:name="T30" style:family="text">
      <style:text-properties officeooo:rsid="0092e19c"/>
    </style:style>
    <style:style style:name="T31" style:family="text">
      <style:text-properties officeooo:rsid="00d309e5"/>
    </style:style>
    <style:style style:name="T32" style:family="text">
      <style:text-properties officeooo:rsid="00a242a8"/>
    </style:style>
    <style:style style:name="T33" style:family="text">
      <style:text-properties officeooo:rsid="00a3f2cd"/>
    </style:style>
    <style:style style:name="T34" style:family="text">
      <style:text-properties style:text-position="super 58%" officeooo:rsid="002f9ed5"/>
    </style:style>
    <style:style style:name="T35" style:family="text">
      <style:text-properties fo:font-style="italic" officeooo:rsid="002f9ed5" style:font-style-asian="italic" style:font-style-complex="italic"/>
    </style:style>
    <style:style style:name="T36" style:family="text">
      <style:text-properties fo:font-style="italic" style:text-underline-style="none" officeooo:rsid="0091994c" style:font-style-asian="italic" style:font-style-complex="italic"/>
    </style:style>
    <style:style style:name="T37" style:family="text">
      <style:text-properties fo:font-style="italic" style:text-underline-style="none" officeooo:rsid="00e61f25" style:font-style-asian="italic" style:font-style-complex="italic"/>
    </style:style>
    <style:style style:name="T38" style:family="text">
      <style:text-properties officeooo:rsid="004c5d0c"/>
    </style:style>
    <style:style style:name="T39" style:family="text">
      <style:text-properties officeooo:rsid="00a38a96"/>
    </style:style>
    <style:style style:name="T40" style:family="text">
      <style:text-properties officeooo:rsid="0034c966"/>
    </style:style>
    <style:style style:name="T41" style:family="text">
      <style:text-properties officeooo:rsid="0064a4cc"/>
    </style:style>
    <style:style style:name="T42" style:family="text">
      <style:text-properties officeooo:rsid="00e2acd4"/>
    </style:style>
    <style:style style:name="T43" style:family="text">
      <style:text-properties officeooo:rsid="00db3434"/>
    </style:style>
    <style:style style:name="T44" style:family="text">
      <style:text-properties officeooo:rsid="00c97b41"/>
    </style:style>
    <style:style style:name="T45" style:family="text">
      <style:text-properties officeooo:rsid="00b07576"/>
    </style:style>
    <style:style style:name="T46" style:family="text">
      <style:text-properties officeooo:rsid="00c72bd2"/>
    </style:style>
    <style:style style:name="T47" style:family="text">
      <style:text-properties officeooo:rsid="00b102f8"/>
    </style:style>
    <style:style style:name="T48" style:family="text">
      <style:text-properties officeooo:rsid="00c320c5"/>
    </style:style>
    <style:style style:name="T49" style:family="text">
      <style:text-properties officeooo:rsid="00a472fb"/>
    </style:style>
    <style:style style:name="T50" style:family="text">
      <style:text-properties officeooo:rsid="0091994c"/>
    </style:style>
    <style:style style:name="T51" style:family="text">
      <style:text-properties style:text-underline-style="solid" style:text-underline-width="auto" style:text-underline-color="font-color" officeooo:rsid="009199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dium chlorate as explosive ingredient </text:p>
      <text:p text:style-name="P21"/>
      <text:p text:style-name="P21"/>
      <text:p text:style-name="P15">The <text:span text:style-name="T25">oxidising</text:span> nature of sodium chlorate provided entertainment for anyone pyrotechnically inclined, with sodium chlorate sometimes being substituted for potassium chlorate in homemade bangers. <text:span text:style-name="T26">The principle users of sodium chlorate for this purpose were school boys. Between 1956 and 1966, 242 young people had been injured by homemade explosives containing sodium chlorate.</text:span><text:span text:style-name="T26"><text:note text:id="ftn1" text:note-class="footnote"><text:note-citation>1</text:note-citation><text:note-body><text:p text:style-name="P3">"Home made explosives (accidents)" HC Deb 28 June 1966 vol 730 cc250-1W</text:p></text:note-body></text:note></text:span><text:span text:style-name="T26">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15"/>
      <text:p text:style-name="P15"><text:span text:style-name="T27">The number of children injured in accidents involving sodium chlorate stirred official action and in 1961, the Home Office declared that they were in contact with distributors to find a way to prevent sodium chlorate being sold to children.</text:span><text:span text:style-name="T27"><text:note text:id="ftn2" text:note-class="footnote"><text:note-citation>2</text:note-citation><text:note-body><text:p text:style-name="P3">"Sodium chlorate" HC Deb 21 December 1961 vol 651 c178W</text:p></text:note-body></text:note></text:span><text:span text:style-name="T27">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7"><text:note text:id="ftn3" text:note-class="footnote"><text:note-citation>3</text:note-citation><text:note-body><text:p text:style-name="P11">Boots, Home and Garden. "Special Announcement: Sodium Chlorate." news release, 18 May 1970, 1970.</text:p></text:note-body></text:note></text:span><text:span text:style-name="T27">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text:span><text:soft-page-break/><text:span text:style-name="T27">general, or the difficulty in implementing them.</text:span></text:p>
      <text:p text:style-name="P15"/>
      <text:p text:style-name="P15"><text:span text:style-name="T26">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26"><text:note text:id="ftn4" text:note-class="footnote"><text:note-citation>4</text:note-citation><text:note-body><text:p text:style-name="P4">HC Deb 08 July 1965 vol 715 c289W, and HC Deb 15 July 1965 vol 716 c106W</text:p></text:note-body></text:note></text:span><text:span text:style-name="T26"> and MP for Montgomeryshire Emlyn Hoosan's</text:span><text:span text:style-name="T26"><text:note text:id="ftn5" text:note-class="footnote"><text:note-citation>5</text:note-citation><text:note-body><text:p text:style-name="P3">HC Deb 18 May 1966 vol 728 cc266-7W, HC Deb 28 June 1966 vol 730 cc250-1W and HC Deb 30 June 1966 vol 730 cc2183-4</text:p></text:note-body></text:note></text:span><text:span text:style-name="T26"> demonstrate. Dr Hugh Black of Her Majesty's Inspectorate of Explosives recommended that science teachers left out this information from their classes.</text:span><text:span text:style-name="T26"><text:note text:id="ftn6" text:note-class="footnote"><text:note-citation>6</text:note-citation><text:note-body><text:p text:style-name="P12"><text:span text:style-name="T9">"Two Bob Bombs Menace Children." </text:span><text:span text:style-name="T10">The Daily Mail</text:span><text:span text:style-name="T12">, 20.08.64, 1.</text:span></text:p></text:note-body></text:note></text:span><text:span text:style-name="T26">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15"/>
      <text:p text:style-name="P16">It is interesting that teachers, <text:span text:style-name="T28">not parents,</text:span> were called upon <text:span text:style-name="T28">by police</text:span> to put down bomb making among schoolboys. <text:span text:style-name="T29">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30">Parental discipline appears to have been futile, at least in the reporting of the incident that led to these pleas to teachers. In that particular case, the</text:span> a boy <text:span text:style-name="T30">who lost a hand in a sodium chlorate explosion despite his parents' attempts to stop him making explosives. The child began</text:span> making small bombs <text:span text:style-name="T30">with a</text:span> chemistry set,<text:span text:style-name="T29"> </text:span>then graduated to making larger bombs with weedkiller and sugar. <text:span text:style-name="T30">The parents</text:span> <text:span text:style-name="T31">confiscated</text:span> the<text:span text:style-name="T32">ir</text:span> child's bomb making equipment <text:span text:style-name="T30">but the child was easily able to replace his supplies, causing the parents to call for traders </text:span><text:soft-page-break/><text:span text:style-name="T30">to stop selling sodium chlorate to children.</text:span><text:note text:id="ftn7" text:note-class="footnote"><text:note-citation>7</text:note-citation><text:note-body><text:p text:style-name="P13"><text:span text:style-name="T9">"Bomb-Making Outbreak." </text:span><text:span text:style-name="T10">The Times </text:span><text:span text:style-name="T12"><text:s/></text:span><text:span text:style-name="T14">19.03.</text:span><text:span text:style-name="T12">1962, 5</text:span></text:p></text:note-body></text:note> <text:span text:style-name="T31">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29">rather than any motivation originating within the child,</text:span> <text:span text:style-name="T31">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31"><text:note text:id="ftn8" text:note-class="footnote"><text:note-citation>8</text:note-citation><text:note-body><text:p text:style-name="P12"><text:span text:style-name="T9">R. E, Parker. "Warning Needed." </text:span><text:span text:style-name="T10">The Times </text:span><text:span text:style-name="T12"><text:s/>(1</text:span><text:span text:style-name="T15">9/</text:span><text:span text:style-name="T12">08/1964) 11</text:span></text:p></text:note-body></text:note></text:span><text:span text:style-name="T31"> </text:span></text:p>
      <text:p text:style-name="P16"/>
      <text:p text:style-name="P15"><text:span text:style-name="T33">The blame for firework injuries can be lifted a little from sodium chlorate though, at least during firework season. Records collated in 1970 by the Inspectors of Explosives specifically focussed on the period between 11</text:span><text:span text:style-name="T34">th</text:span><text:span text:style-name="T26"> October and 7</text:span><text:span text:style-name="T34">th</text:span><text:span text:style-name="T26">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26"><text:note text:id="ftn9" text:note-class="footnote"><text:note-citation>9</text:note-citation><text:note-body><text:p text:style-name="P5"><text:span text:style-name="T9">"Report of Her Majesty's Inspectors of Explosives for the Year Ended 31st December 1970." London: Home Office, 1971. </text:span><text:span text:style-name="T21">p36</text:span></text:p></text:note-body></text:note></text:span><text:span text:style-name="T26"> despite the fact that sodium chlorate sales restriction had not been formally imposed. A large educational campaign about firework safety in general, including a graphic and forceful BBC documentary </text:span><text:span text:style-name="T35">Remember Remember</text:span><text:span text:style-name="T26">, was credited with having achieved this reduction.</text:span></text:p>
      <text:p text:style-name="P15"><text:soft-page-break/></text:p>
      <text:p text:style-name="P17">From the attention paid by journalists and politicians to restrictions on sales, it appears that they were concerned <text:span text:style-name="T38">that</text:span> young banger makers were buying the chemical specifically for this purpose, rather than obtaining it from stocks held in the sheds of gardeners in the family. This method is arguably even further <text:span text:style-name="T38">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38">or magazine </text:span>gardening columns that securing personal supplies against this use might be considered. </text:p>
      <text:p text:style-name="P15"/>
      <text:p text:style-name="P18"><text:span text:style-name="T39">E</text:span>ntertainment was not the only reason for mixing homemade explosives. As well as bangers, bombs were also made. <text:span text:style-name="T40">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40"><text:note text:id="ftn10" text:note-class="footnote"><text:note-citation>10</text:note-citation><text:note-body><text:p text:style-name="P12"><text:span text:style-name="T9">"Bath "Booby-Trap" Case." </text:span><text:span text:style-name="T10">The Times</text:span><text:span text:style-name="T12">, 12/12/1953, </text:span><text:span text:style-name="T16">3</text:span><text:span text:style-name="T12">.</text:span></text:p></text:note-body></text:note></text:span><text:span text:style-name="T40"> and one left under a woman's car by her jilted husband.</text:span><text:span text:style-name="T40"><text:note text:id="ftn11" text:note-class="footnote"><text:note-citation>11</text:note-citation><text:note-body><text:p text:style-name="P12"><text:span text:style-name="T9">"Son-in-Law 'Blew up Car with Sodium Bomb'." </text:span><text:span text:style-name="T10">The Daily Mail</text:span><text:span text:style-name="T12">, 03.10.1961 1961, 9.</text:span></text:p></text:note-body></text:note></text:span><text:span text:style-name="T40"> Invariably, these sodium chlorate bomb makers were men or boys. </text:span></text:p>
      <text:p text:style-name="P18"/>
      <text:p text:style-name="P18"><text:span text:style-name="T40">Sodium chlorate was not only a constituent of small bombs targeting individuals and had been the subject of governmental concern since 1916, when it was named as contraband of war. As sodium chlorate had not gained ground in agriculture by this point, its oxidising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40"><text:note text:id="ftn12" text:note-class="footnote"><text:note-citation>12</text:note-citation><text:note-body><text:p text:style-name="P2"/></text:note-body></text:note></text:span><text:span text:style-name="T40"> a selection of chemicals compiled in 1939 thought to be desirable to people wishing to damage national security. Homemade bombs were the subject of concerned correspondence in 1941 when a German agent was found to </text:span><text:soft-page-break/><text:span text:style-name="T40">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40"><text:note text:id="ftn13" text:note-class="footnote"><text:note-citation>13</text:note-citation><text:note-body><text:p text:style-name="P6">HO 144/23246 19 March 1941 letter to Dr Watts from <text:span text:style-name="T41">Gonne St Clair Pilcher</text:span></text:p></text:note-body></text:note></text:span><text:span text:style-name="T40"> Another route of access to these restricted chemicals that officials hypothesised was that would-be bombers would join horticultural or co-operative societies, both of which had been identified potentially distributing chemicals to unrecorded people.</text:span><text:span text:style-name="T40"><text:note text:id="ftn14" text:note-class="footnote"><text:note-citation>14</text:note-citation><text:note-body><text:p text:style-name="P7">IMG_3090 <text:span text:style-name="T42">Letter from chief constable Reading police to the Explosives Department, Home Office</text:span></text:p></text:note-body></text:note></text:span><text:span text:style-name="T40"> This circularity, as we saw the role of allotment societies in informing and enabling access to the chemical, is striking. </text:span></text:p>
      <text:p text:style-name="P15"/>
      <text:p text:style-name="P15"><text:span text:style-name="T43">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43"><text:note text:id="ftn15" text:note-class="footnote"><text:note-citation>15</text:note-citation><text:note-body><text:p text:style-name="P8">Hansard <text:span text:style-name="T44">"Sodium Chlorate "HC Deb 07 February 1963 vol 671 cc644-5</text:span></text:p></text:note-body></text:note></text:span><text:span text:style-name="T43">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43"><text:note text:id="ftn16" text:note-class="footnote"><text:note-citation>16</text:note-citation><text:note-body><text:p text:style-name="P12"><text:span text:style-name="T9">"May in the Garden with </text:span><text:span text:style-name="T22">ICI</text:span><text:span text:style-name="T9">." </text:span><text:span text:style-name="T11">The Daily </text:span><text:span text:style-name="T18">Mail, </text:span><text:span text:style-name="T17">02.05.70</text:span><text:span text:style-name="T9"> 1970, </text:span><text:span text:style-name="T23">9</text:span><text:span text:style-name="T9">.</text:span></text:p></text:note-body></text:note></text:span><text:span text:style-name="T43">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5"><text:soft-page-break/></text:p>
      <text:p text:style-name="P15"><text:span text:style-name="T43">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43"><text:note text:id="ftn17" text:note-class="footnote"><text:note-citation>17</text:note-citation><text:note-body><text:p text:style-name="P9">"Sodium Chlorate" HC Deb 07 February 1963 vol 671 cc644-5; "Sodium Chlorate" HC Deb 18 May 1966 vol 728 cc266-7W, </text:p></text:note-body></text:note></text:span><text:span text:style-name="T43"> The implications for gardeners of any changes to the soil of adding fire suppressant chemicals such as sodium chloride, sodium carbonate or borax,</text:span><text:span text:style-name="T43"><text:note text:id="ftn18" text:note-class="footnote"><text:note-citation>18</text:note-citation><text:note-body><text:p text:style-name="P12"><text:span text:style-name="T9">Health and Executive Safety. </text:span><text:span text:style-name="T24">1998 </text:span><text:span text:style-name="T9">"Storage and Use of Sodium Chlorate and Other Similar Strong Oxidants." </text:span><text:span text:style-name="T24">p7</text:span><text:span text:style-name="T9">.</text:span></text:p></text:note-body></text:note></text:span><text:span text:style-name="T43">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5"/>
      <text:p text:style-name="P14">That these changes to sales and formulae occurred in 1970 is not a coincidence. <text:span text:style-name="T45">Globally, </text:span>1970 was the year that the use of chemicals used in agriculture and the garden were used to construct devastating bombs in the name of political terrorism. <text:span text:style-name="T46">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46"><text:note text:id="ftn19" text:note-class="footnote"><text:note-citation>19</text:note-citation><text:note-body><text:p text:style-name="P12"><text:span text:style-name="T9">Liddick, Don. </text:span><text:span text:style-name="T10">Eco-Terrorism: Radical Environmental and Animal Liberation Movements</text:span><text:span text:style-name="T12">. Greenwood Publishing Group, 2006. </text:span><text:span text:style-name="T19">p77, 8</text:span><text:span text:style-name="T20">3</text:span></text:p></text:note-body></text:note></text:span><text:span text:style-name="T46"> </text:span></text:p>
      <text:p text:style-name="P14"/>
      <text:p text:style-name="P14"><text:span text:style-name="T47">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text:span><text:soft-page-break/><text:span text:style-name="T47">nitrobenzene as the filler in pipe bombs, but it was used propellant for ammonium nitrate mortar bombs, and as a component in delayed chemical ignition systems for bombs.</text:span><text:span text:style-name="T47"><text:note text:id="ftn20" text:note-class="footnote"><text:note-citation>20</text:note-citation><text:note-body><text:p text:style-name="P2"/></text:note-body></text:note></text:span><text:span text:style-name="T47">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14"/>
      <text:p text:style-name="P14"><text:span text:style-name="T48">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48"><text:note text:id="ftn21" text:note-class="footnote"><text:note-citation>21</text:note-citation><text:note-body><text:p text:style-name="P10">NORTHERN IRELAND (CONTROL OF EXPLOSIVES) HC Deb 05 June 1972 vol 838 cc156-72</text:p></text:note-body></text:note></text:span><text:span text:style-name="T48">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text:span><text:soft-page-break/><text:span text:style-name="T48">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48"><text:note text:id="ftn22" text:note-class="footnote"><text:note-citation>22</text:note-citation><text:note-body><text:p text:style-name="P12"><text:span text:style-name="T9">"House of Lords Debate "Explosives Security"." </text:span><text:span text:style-name="T10">Hansard </text:span><text:span text:style-name="T12">365 (06 November 1975): cc1377-9.</text:span></text:p></text:note-body></text:note></text:span><text:span text:style-name="T48">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14"/>
      <text:p text:style-name="P19">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49">of these explosions</text:span>, so <text:span text:style-name="T49">they were associated only with the</text:span> chemical name sodium chlorate. <text:span text:style-name="T49">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49">had</text:span> a larger role in preventing the chemical from being misused in this way <text:span text:style-name="T49">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14"/>
      <text:p text:style-name="P14"><text:span text:style-name="T1">Whereas one-off bomb makers tended to be male, both men and women in </text:span><text:span text:style-name="T2">activist and </text:span><text:span text:style-name="T1">paramilitary groups </text:span><text:span text:style-name="T2">have been</text:span><text:span text:style-name="T1"> involved in making homemade bombs. </text:span><text:span text:style-name="T2">During the Troubles in Northern and the </text:span><text:soft-page-break/><text:span text:style-name="T2">republic, a</text:span><text:span text:style-name="T3">lthough these explosives were called homemade, this moniker </text:span><text:span text:style-name="T2">wa</text:span><text:span text:style-name="T3">s to used to convey that the materials were assembled by individuals rather than </text:span><text:span text:style-name="T4">military provisions</text:span><text:span text:style-name="T3">, than to draw attention to actual homes, when in fact lock up garages and other buildings were used. </text:span><text:span text:style-name="T2">This </text:span><text:span text:style-name="T4">removal from the home </text:span><text:span text:style-name="T2">was</text:span><text:span text:style-name="T3"> to reduce danger to other family members </text:span><text:span text:style-name="T5">as well as to minimise forensically incriminating materials from the home from becoming attached with the bomb</text:span><text:span text:style-name="T3">. </text:span><text:span text:style-name="T6">Some </text:span><text:span text:style-name="T7">less </text:span><text:span text:style-name="T8">well informed and </text:span><text:span text:style-name="T7">professionally organised </text:span><text:span text:style-name="T6">bomb makers no doubt </text:span><text:span text:style-name="T7">did </text:span><text:span text:style-name="T6">construct devices at home, and the arrests made of members of the anarchist group the Angry Brigade which found bomb making equipment and chemicals, including sodium chlorate, at their home address demonstrate this.</text:span><text:span text:style-name="T6"><text:note text:id="ftn23" text:note-class="footnote"><text:note-citation>23</text:note-citation><text:note-body><text:p text:style-name="P2"><text:span text:style-name="T9">"Revolutionaries and Anarchists Used Bombs against Political Enemies, Prosecution Says." </text:span><text:span text:style-name="T10">The Times </text:span><text:span text:style-name="T12"><text:s/></text:span><text:span text:style-name="T13">11/11/</text:span><text:span text:style-name="T12">197</text:span><text:span text:style-name="T13">1</text:span></text:p></text:note-body></text:note></text:span></text:p>
      <text:p text:style-name="P14"/>
      <text:p text:style-name="P20">Donna Maguire, member of IRA, arrested in County Wicklow (south of Dublin) 1989 for importing sodium chlorate<text:note text:id="ftn24" text:note-class="footnote"><text:note-citation>24</text:note-citation><text:note-body><text:p text:style-name="P2"/></text:note-body></text:note></text:p>
      <text:p text:style-name="P22"/>
      <text:p text:style-name="P22"/>
      <text:p text:style-name="P24"><text:span text:style-name="T50">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50"><text:note text:id="ftn50" text:note-class="footnote"><text:note-citation>25</text:note-citation><text:note-body><text:p text:style-name="P7">IMG_3088 <text:s/></text:p></text:note-body></text:note></text:span><text:span text:style-name="T50"> </text:span></text:p>
      <text:p text:style-name="P24"/>
      <text:p text:style-name="P23"><text:span text:style-name="T50">Throughout the 1940s agricultural users expressed anxiety that they faced a shortage of sodium chlorate,</text:span><text:span text:style-name="T50"><text:note text:id="ftn51" text:note-class="footnote"><text:note-citation>26</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50"> despite British production and continued imports of the chemical from France, Italy, </text:span><text:soft-page-break/><text:span text:style-name="T50">Poland and Norway.</text:span><text:span text:style-name="T50"><text:note text:id="ftn52" text:note-class="footnote"><text:note-citation>27</text:note-citation><text:note-body><text:p text:style-name="P25">"Sodium chlorate" HC Deb 21 February 1949 vol 461 cc231-2W</text:p></text:note-body></text:note></text:span><text:span text:style-name="T50"> </text:span><text:span text:style-name="T51">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36"> </text:span><text:span text:style-name="T37">Check this properly <text:s/>- I don't think I've really explored the 1940s mags properly to find evidence of this. It certainly doesn't come up in the newspapers anywa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08:47:22.435000000</meta:creation-date>
    <dc:date>2014-10-09T14:46:50.154650000</dc:date>
    <meta:editing-duration>PT23M50S</meta:editing-duration>
    <meta:editing-cycles>2</meta:editing-cycles>
    <meta:generator>LibreOffice/4.2.4.2$MacOSX_x86 LibreOffice_project/63150712c6d317d27ce2db16eb94c2f3d7b699f8</meta:generator>
    <meta:document-statistic meta:table-count="0" meta:image-count="0" meta:object-count="0" meta:page-count="10" meta:paragraph-count="43" meta:word-count="3369" meta:character-count="21466" meta:non-whitespace-character-count="18117"/>
  </office:meta>
</office:document-meta>
</file>